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8f7d" officeooo:paragraph-rsid="000a8f7d"/>
    </style:style>
    <style:style style:name="P2" style:family="paragraph" style:parent-style-name="Standard">
      <style:paragraph-properties fo:text-align="start" style:justify-single-word="false"/>
      <style:text-properties officeooo:rsid="000a8f7d" officeooo:paragraph-rsid="000a8f7d"/>
    </style:style>
    <style:style style:name="P3" style:family="paragraph" style:parent-style-name="Standard">
      <style:paragraph-properties fo:text-align="start" style:justify-single-word="false"/>
      <style:text-properties officeooo:rsid="000a8f7d" officeooo:paragraph-rsid="001906fa"/>
    </style:style>
    <style:style style:name="P4" style:family="paragraph" style:parent-style-name="Standard">
      <style:paragraph-properties fo:text-align="start" style:justify-single-word="false"/>
      <style:text-properties officeooo:rsid="000a8f7d" officeooo:paragraph-rsid="00193578"/>
    </style:style>
    <style:style style:name="P5" style:family="paragraph" style:parent-style-name="Standard">
      <style:paragraph-properties fo:text-align="start" style:justify-single-word="false"/>
      <style:text-properties officeooo:rsid="000a8f7d" officeooo:paragraph-rsid="0064945c"/>
    </style:style>
    <style:style style:name="P6" style:family="paragraph" style:parent-style-name="Standard">
      <style:paragraph-properties fo:text-align="start" style:justify-single-word="false"/>
      <style:text-properties officeooo:rsid="001779e2" officeooo:paragraph-rsid="00193578"/>
    </style:style>
    <style:style style:name="P7" style:family="paragraph" style:parent-style-name="Standard">
      <style:paragraph-properties fo:text-align="start" style:justify-single-word="false"/>
      <style:text-properties officeooo:rsid="006676a5" officeooo:paragraph-rsid="006676a5"/>
    </style:style>
    <style:style style:name="P8" style:family="paragraph" style:parent-style-name="Standard">
      <style:paragraph-properties fo:text-align="start" style:justify-single-word="false"/>
      <style:text-properties officeooo:rsid="0063c0ec" officeooo:paragraph-rsid="0064945c"/>
    </style:style>
    <style:style style:name="P9" style:family="paragraph" style:parent-style-name="Standard">
      <style:paragraph-properties fo:text-align="start" style:justify-single-word="false"/>
      <style:text-properties officeooo:rsid="006676a5" officeooo:paragraph-rsid="006676a5"/>
    </style:style>
    <style:style style:name="T1" style:family="text">
      <style:text-properties officeooo:rsid="000b6ee3"/>
    </style:style>
    <style:style style:name="T2" style:family="text">
      <style:text-properties officeooo:rsid="000ce083"/>
    </style:style>
    <style:style style:name="T3" style:family="text">
      <style:text-properties officeooo:rsid="0011c13c"/>
    </style:style>
    <style:style style:name="T4" style:family="text">
      <style:text-properties officeooo:rsid="00135c31"/>
    </style:style>
    <style:style style:name="T5" style:family="text">
      <style:text-properties officeooo:rsid="0014d703"/>
    </style:style>
    <style:style style:name="T6" style:family="text">
      <style:text-properties officeooo:rsid="0015cbc6"/>
    </style:style>
    <style:style style:name="T7" style:family="text">
      <style:text-properties officeooo:rsid="001779e2"/>
    </style:style>
    <style:style style:name="T8" style:family="text">
      <style:text-properties officeooo:rsid="00193578"/>
    </style:style>
    <style:style style:name="T9" style:family="text">
      <style:text-properties officeooo:rsid="00199490"/>
    </style:style>
    <style:style style:name="T10" style:family="text">
      <style:text-properties officeooo:rsid="001b0a72"/>
    </style:style>
    <style:style style:name="T11" style:family="text">
      <style:text-properties officeooo:rsid="001bb68a"/>
    </style:style>
    <style:style style:name="T12" style:family="text">
      <style:text-properties officeooo:rsid="001d5a2b"/>
    </style:style>
    <style:style style:name="T13" style:family="text">
      <style:text-properties officeooo:rsid="001e5c8e"/>
    </style:style>
    <style:style style:name="T14" style:family="text">
      <style:text-properties officeooo:rsid="001f6a83"/>
    </style:style>
    <style:style style:name="T15" style:family="text">
      <style:text-properties officeooo:rsid="00214b2a"/>
    </style:style>
    <style:style style:name="T16" style:family="text">
      <style:text-properties officeooo:rsid="0021eb59"/>
    </style:style>
    <style:style style:name="T17" style:family="text">
      <style:text-properties officeooo:rsid="0024c69f"/>
    </style:style>
    <style:style style:name="T18" style:family="text">
      <style:text-properties officeooo:rsid="00268b66"/>
    </style:style>
    <style:style style:name="T19" style:family="text">
      <style:text-properties officeooo:rsid="0026ce92"/>
    </style:style>
    <style:style style:name="T20" style:family="text">
      <style:text-properties officeooo:rsid="0028ddd5"/>
    </style:style>
    <style:style style:name="T21" style:family="text">
      <style:text-properties officeooo:rsid="002ae01b"/>
    </style:style>
    <style:style style:name="T22" style:family="text">
      <style:text-properties officeooo:rsid="002d024c"/>
    </style:style>
    <style:style style:name="T23" style:family="text">
      <style:text-properties officeooo:rsid="002e2f5e"/>
    </style:style>
    <style:style style:name="T24" style:family="text">
      <style:text-properties officeooo:rsid="00301af9"/>
    </style:style>
    <style:style style:name="T25" style:family="text">
      <style:text-properties officeooo:rsid="0033263b"/>
    </style:style>
    <style:style style:name="T26" style:family="text">
      <style:text-properties officeooo:rsid="00351604"/>
    </style:style>
    <style:style style:name="T27" style:family="text">
      <style:text-properties officeooo:rsid="003a2adc"/>
    </style:style>
    <style:style style:name="T28" style:family="text">
      <style:text-properties officeooo:rsid="003c0074"/>
    </style:style>
    <style:style style:name="T29" style:family="text">
      <style:text-properties officeooo:rsid="003c8652"/>
    </style:style>
    <style:style style:name="T30" style:family="text">
      <style:text-properties officeooo:rsid="00408a15"/>
    </style:style>
    <style:style style:name="T31" style:family="text">
      <style:text-properties officeooo:rsid="0048cddf"/>
    </style:style>
    <style:style style:name="T32" style:family="text">
      <style:text-properties officeooo:rsid="004a7c32"/>
    </style:style>
    <style:style style:name="T33" style:family="text">
      <style:text-properties officeooo:rsid="004b0e6d"/>
    </style:style>
    <style:style style:name="T34" style:family="text">
      <style:text-properties officeooo:rsid="00504610"/>
    </style:style>
    <style:style style:name="T35" style:family="text">
      <style:text-properties officeooo:rsid="0051babc"/>
    </style:style>
    <style:style style:name="T36" style:family="text">
      <style:text-properties officeooo:rsid="005572d7"/>
    </style:style>
    <style:style style:name="T37" style:family="text">
      <style:text-properties officeooo:rsid="0059326c"/>
    </style:style>
    <style:style style:name="T38" style:family="text">
      <style:text-properties officeooo:rsid="005b6367"/>
    </style:style>
    <style:style style:name="T39" style:family="text">
      <style:text-properties officeooo:rsid="005cfe13"/>
    </style:style>
    <style:style style:name="T40" style:family="text">
      <style:text-properties officeooo:rsid="005ebb38"/>
    </style:style>
    <style:style style:name="T41" style:family="text">
      <style:text-properties officeooo:rsid="00601917"/>
    </style:style>
    <style:style style:name="T42" style:family="text">
      <style:text-properties officeooo:rsid="00605890"/>
    </style:style>
    <style:style style:name="T43" style:family="text">
      <style:text-properties officeooo:rsid="0060b428"/>
    </style:style>
    <style:style style:name="T44" style:family="text">
      <style:text-properties officeooo:rsid="0061c48f"/>
    </style:style>
    <style:style style:name="T45" style:family="text">
      <style:text-properties officeooo:rsid="0063c0ec"/>
    </style:style>
    <style:style style:name="T46" style:family="text">
      <style:text-properties officeooo:rsid="0067c41b"/>
    </style:style>
    <style:style style:name="T47" style:family="text">
      <style:text-properties officeooo:rsid="00685791"/>
    </style:style>
    <style:style style:name="T48" style:family="text">
      <style:text-properties officeooo:rsid="006e8b15"/>
    </style:style>
    <style:style style:name="T49" style:family="text">
      <style:text-properties officeooo:rsid="0070d695"/>
    </style:style>
    <style:style style:name="T50" style:family="text">
      <style:text-properties officeooo:rsid="0073d89e"/>
    </style:style>
    <style:style style:name="T51" style:family="text">
      <style:text-properties officeooo:rsid="0074342c"/>
    </style:style>
    <style:style style:name="T52" style:family="text">
      <style:text-properties officeooo:rsid="0075bd09"/>
    </style:style>
    <style:style style:name="T53" style:family="text">
      <style:text-properties officeooo:rsid="0077ca2a"/>
    </style:style>
    <style:style style:name="T54" style:family="text">
      <style:text-properties officeooo:rsid="0077efb5"/>
    </style:style>
    <style:style style:name="T55" style:family="text">
      <style:text-properties officeooo:rsid="007a5338"/>
    </style:style>
    <style:style style:name="T56" style:family="text">
      <style:text-properties officeooo:rsid="007be533"/>
    </style:style>
    <style:style style:name="T57" style:family="text">
      <style:text-properties officeooo:rsid="007d6879"/>
    </style:style>
    <style:style style:name="T58" style:family="text">
      <style:text-properties officeooo:rsid="007e17e6"/>
    </style:style>
    <style:style style:name="T59" style:family="text">
      <style:text-properties officeooo:rsid="007e59d6"/>
    </style:style>
    <style:style style:name="T60" style:family="text">
      <style:text-properties officeooo:rsid="007f6631"/>
    </style:style>
    <style:style style:name="T61" style:family="text">
      <style:text-properties officeooo:rsid="008149bb"/>
    </style:style>
    <style:style style:name="T62" style:family="text">
      <style:text-properties officeooo:rsid="0081876a"/>
    </style:style>
    <style:style style:name="T63" style:family="text">
      <style:text-properties officeooo:rsid="008221d0"/>
    </style:style>
    <style:style style:name="T64" style:family="text">
      <style:text-properties officeooo:rsid="0083872b"/>
    </style:style>
    <style:style style:name="T65" style:family="text">
      <style:text-properties officeooo:rsid="00891ba4"/>
    </style:style>
    <style:style style:name="T66" style:family="text">
      <style:text-properties officeooo:rsid="008c33bc"/>
    </style:style>
    <style:style style:name="T67" style:family="text">
      <style:text-properties officeooo:rsid="008f8a7c"/>
    </style:style>
    <style:style style:name="T68" style:family="text">
      <style:text-properties officeooo:rsid="0090297d"/>
    </style:style>
    <style:style style:name="T69" style:family="text">
      <style:text-properties officeooo:rsid="00938c4f"/>
    </style:style>
    <style:style style:name="T70" style:family="text">
      <style:text-properties officeooo:rsid="009459c7"/>
    </style:style>
    <style:style style:name="T71" style:family="text">
      <style:text-properties officeooo:rsid="00954df3"/>
    </style:style>
    <style:style style:name="T72" style:family="text">
      <style:text-properties officeooo:rsid="0096f8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 of Computer Systems – Lecture #1, <text:span text:style-name="T5">#2, &amp; #3</text:span></text:p>
      <text:p text:style-name="P1"/>
      <text:p text:style-name="P2">-<text:span text:style-name="T1">Conversion from HLL to ML</text:span></text:p>
      <text:p text:style-name="P2"><text:tab/>-<text:span text:style-name="T1">HLL → compiler → ASM/ML (machine language) (1/0)</text:span></text:p>
      <text:p text:style-name="P2"><text:tab/><text:tab/>-<text:span text:style-name="T2">Syntax rules that machine language has to follow</text:span></text:p>
      <text:p text:style-name="P2"><text:tab/><text:tab/><text:tab/>-<text:span text:style-name="T2">Instruction Set Architecture (ISA)</text:span></text:p>
      <text:p text:style-name="P2"><text:tab/><text:tab/><text:tab/><text:tab/>-<text:span text:style-name="T3">x86, ARM, SuperH, PowerPC, MIPS, VAX</text:span></text:p>
      <text:p text:style-name="P2"><text:tab/><text:tab/><text:tab/><text:tab/>-<text:span text:style-name="T4">Kind of like an API </text:span></text:p>
      <text:p text:style-name="P2"><text:tab/><text:tab/><text:tab/><text:tab/>-<text:span text:style-name="T6">All supported instructions (operations)</text:span></text:p>
      <text:p text:style-name="P2"><text:tab/><text:tab/><text:tab/><text:tab/>-<text:span text:style-name="T31">Number (operands)</text:span></text:p>
      <text:p text:style-name="P2"><text:tab/><text:tab/><text:tab/><text:tab/><text:tab/>-”<text:span text:style-name="T32">Type” (not enforced by ASM)</text:span></text:p>
      <text:p text:style-name="P2"><text:tab/><text:tab/><text:tab/><text:tab/>-<text:span text:style-name="T7">Data</text:span></text:p>
      <text:p text:style-name="P3"><text:tab/><text:tab/><text:tab/><text:tab/><text:tab/>-<text:span text:style-name="T7">How to access</text:span></text:p>
      <text:p text:style-name="P6"><text:tab/><text:tab/><text:tab/><text:tab/><text:tab/>-Where it lives</text:p>
      <text:p text:style-name="P4"><text:tab/><text:tab/><text:tab/><text:tab/><text:tab/><text:tab/>-<text:span text:style-name="T8">Registers, memory (RAM, disk, etc.)</text:span></text:p>
      <text:p text:style-name="P4"><text:tab/><text:tab/><text:tab/><text:tab/><text:tab/>-<text:span text:style-name="T33">Length (ties in with “type”)</text:span></text:p>
      <text:p text:style-name="P4"><text:tab/><text:tab/><text:tab/><text:tab/>-<text:span text:style-name="T9">Encoding of instructions </text:span></text:p>
      <text:p text:style-name="P4"><text:tab/><text:tab/><text:tab/><text:tab/><text:tab/>-<text:span text:style-name="T10">In bits, first 6 bits tell you the instruction (operator)</text:span></text:p>
      <text:p text:style-name="P4"><text:tab/><text:tab/><text:tab/><text:tab/><text:tab/><text:tab/>-<text:span text:style-name="T10">If it’s 6 zeroes, the actual instruction is in the last 6 bits </text:span></text:p>
      <text:p text:style-name="P4"><text:tab/><text:tab/><text:tab/><text:tab/><text:tab/>-<text:span text:style-name="T11">Look at first 3 sets of 5 bits after the initial 6</text:span></text:p>
      <text:p text:style-name="P4"><text:tab/><text:tab/><text:tab/><text:tab/><text:tab/><text:tab/>-<text:span text:style-name="T12">Take the first 2 sets, perform operation, and pu them in <text:tab/><text:tab/><text:tab/><text:tab/><text:tab/><text:tab/><text:tab/>third (sets are registers)</text:span></text:p>
      <text:p text:style-name="P4"><text:tab/><text:tab/>-<text:span text:style-name="T13">Assembly uses an assembler to map instructions to machine code (1-to-1, to start)</text:span></text:p>
      <text:p text:style-name="P4"><text:tab/><text:tab/><text:tab/>-<text:span text:style-name="T14">Macros in the assembler let us map an instruction to multiple lines of machine <text:tab/><text:tab/><text:tab/><text:tab/>code</text:span></text:p>
      <text:p text:style-name="P2"><text:tab/>-<text:span text:style-name="T1">Hardware only understands 1s and 0s</text:span></text:p>
      <text:p text:style-name="P2">-<text:span text:style-name="T15">Exec time = Instruction Count (IC) * Cycles Per Instruction (CPI) * Clock Cycle Time (CCT)</text:span></text:p>
      <text:p text:style-name="P2"><text:tab/>-<text:span text:style-name="T16">IC = Number of instructions executed by a CPU</text:span></text:p>
      <text:p text:style-name="P2"><text:tab/>-<text:span text:style-name="T17">CPI = CPU cycles per instruction</text:span></text:p>
      <text:p text:style-name="P2"><text:tab/><text:tab/>-<text:span text:style-name="T18">We’ll use a weighted average in this class </text:span></text:p>
      <text:p text:style-name="P2"><text:tab/>-<text:span text:style-name="T17">CCT = Time for each CPU cycle </text:span></text:p>
      <text:p text:style-name="P2"><text:tab/><text:tab/>-<text:span text:style-name="T30">Dependant on how much work to do in a single cycle </text:span></text:p>
      <text:p text:style-name="P2">-<text:span text:style-name="T19">CISC ---------------------------- RISC </text:span></text:p>
      <text:p text:style-name="P2"><text:tab/>-<text:span text:style-name="T20">Meant to be opposite of each other</text:span></text:p>
      <text:p text:style-name="P2"><text:tab/>-<text:span text:style-name="T20">CISC = Complex instruction set computer </text:span></text:p>
      <text:p text:style-name="P2"><text:tab/><text:tab/>-<text:span text:style-name="T22">Some instructions are “complex”</text:span></text:p>
      <text:p text:style-name="P2"><text:tab/><text:tab/><text:tab/>-<text:span text:style-name="T23">Do a lot of work </text:span></text:p>
      <text:p text:style-name="P2"><text:tab/><text:tab/>-<text:span text:style-name="T24">VAX is an example </text:span></text:p>
      <text:p text:style-name="P2"><text:tab/><text:tab/>-<text:span text:style-name="T28">CISC – IC is down, CPI is up</text:span></text:p>
      <text:p text:style-name="P2"><text:tab/>-<text:span text:style-name="T21">RISC = Reduced instruction set computer </text:span></text:p>
      <text:p text:style-name="P2"><text:tab/><text:tab/>-<text:span text:style-name="T25">Reduction in complexity, i.e. simple </text:span></text:p>
      <text:p text:style-name="P2"><text:tab/><text:tab/>-<text:span text:style-name="T26">All instructions are simple (do a little work)</text:span></text:p>
      <text:p text:style-name="P2"><text:tab/><text:tab/>-<text:span text:style-name="T27">MIPS is an example</text:span></text:p>
      <text:p text:style-name="P2"><text:tab/><text:tab/>-<text:span text:style-name="T29">RISC – IC is up, CPI is down </text:span></text:p>
      <text:p text:style-name="P2">-<text:span text:style-name="T34">From the CPU’s point of view, everything not internal to the CPU is memory (memory manager handles this)</text:span></text:p>
      <text:p text:style-name="P2"><text:tab/>-<text:span text:style-name="T35">I/O to and from the CPU </text:span></text:p>
      <text:p text:style-name="P2"><text:tab/><text:tab/>-<text:span text:style-name="T36">Monitors, keyboards, etc. are seen as the same by a CPU with abstraction </text:span></text:p>
      <text:p text:style-name="P2"/>
      <text:p text:style-name="P2"><text:soft-page-break/></text:p>
      <text:p text:style-name="P2">-<text:span text:style-name="T37">CPU is broken into two pieces</text:span></text:p>
      <text:p text:style-name="P2"><text:tab/>-<text:span text:style-name="T37">Control unit (CU) and data path </text:span></text:p>
      <text:p text:style-name="P2"><text:tab/><text:tab/>-<text:span text:style-name="T38">Example) a = b + c </text:span></text:p>
      <text:p text:style-name="P2"><text:tab/><text:tab/><text:tab/>-<text:span text:style-name="T39">Have to do this operation in a specific sequence </text:span></text:p>
      <text:p text:style-name="P2"><text:tab/><text:tab/><text:tab/><text:tab/>-<text:span text:style-name="T40">Get b and c, add together, and store in a </text:span></text:p>
      <text:p text:style-name="P2"><text:tab/><text:tab/>-<text:span text:style-name="T41">Data path’s job is to work with user data</text:span></text:p>
      <text:p text:style-name="P2"><text:tab/><text:tab/><text:tab/>-<text:span text:style-name="T41">Store, move, and manipulate </text:span></text:p>
      <text:p text:style-name="P2"><text:tab/><text:tab/><text:tab/>-<text:span text:style-name="T42">b and c stored some place, move b and c to computation unit, </text:span></text:p>
      <text:p text:style-name="P2"><text:tab/><text:tab/><text:tab/><text:span text:style-name="T42">result is then stored in a </text:span></text:p>
      <text:p text:style-name="P2"><text:tab/><text:tab/><text:tab/>-<text:span text:style-name="T43">Treats data as a black box without looking at data </text:span></text:p>
      <text:p text:style-name="P2"><text:tab/><text:tab/>-<text:span text:style-name="T44">Control unit’s job is to make sure the steps happen in the right order </text:span></text:p>
      <text:p text:style-name="P5"><text:tab/><text:tab/><text:tab/>-<text:span text:style-name="T45">What to do, when to do it, and what data to work with</text:span></text:p>
      <text:p text:style-name="P8"><text:tab/><text:tab/><text:tab/>-Tells data path what to do based on user instruction <text:s/></text:p>
      <text:p text:style-name="P7">-Registers</text:p>
      <text:p text:style-name="P7"><text:tab/>-<text:span text:style-name="T46">Generally live in the middle of our computational units on our CPU</text:span></text:p>
      <text:p text:style-name="P7"><text:tab/>-<text:span text:style-name="T47">Like very-fast memory for the CPU</text:span></text:p>
      <text:p text:style-name="P7"><text:tab/><text:tab/>-<text:span text:style-name="T48">Faster than cache, though cache is still faster than memory </text:span></text:p>
      <text:p text:style-name="P7"><text:tab/>-<text:span text:style-name="T49">MIPS gives 32 x 32 bit registers</text:span></text:p>
      <text:p text:style-name="P7"><text:tab/><text:tab/>-<text:span text:style-name="T49">Numbered 0-31</text:span></text:p>
      <text:p text:style-name="P7"><text:tab/><text:tab/>-<text:span text:style-name="T50">In a program, you refer to a register by putting a $ in front</text:span></text:p>
      <text:p text:style-name="P7"><text:tab/><text:tab/><text:tab/>-<text:span text:style-name="T51">$0 .. $31</text:span></text:p>
      <text:p text:style-name="P7"><text:tab/><text:tab/>-<text:span text:style-name="T52">No such thing as scope in ASM</text:span></text:p>
      <text:p text:style-name="P7"><text:tab/><text:tab/><text:tab/>-<text:span text:style-name="T53">Can kind of create scope by moving things to memory from the register and then</text:span></text:p>
      <text:p text:style-name="P7"><text:tab/><text:tab/><text:tab/><text:span text:style-name="T54">restoring it after we come back from a function </text:span></text:p>
      <text:p text:style-name="P7"><text:tab/><text:tab/><text:tab/>-<text:span text:style-name="T55">We have to agree on standards for this to be true </text:span></text:p>
      <text:p text:style-name="P7"><text:tab/><text:tab/>-<text:span text:style-name="T56">Standard usage</text:span></text:p>
      <text:p text:style-name="P7"><text:tab/><text:tab/><text:tab/>-<text:span text:style-name="T56">Temp register </text:span></text:p>
      <text:p text:style-name="P7"><text:tab/><text:tab/><text:tab/><text:tab/>-<text:span text:style-name="T56">$8 .. $15</text:span></text:p>
      <text:p text:style-name="P7"><text:tab/><text:tab/><text:tab/><text:tab/><text:tab/>-<text:span text:style-name="T63">Aliased $t0 .. $t7</text:span></text:p>
      <text:p text:style-name="P7"><text:tab/><text:tab/><text:tab/><text:tab/>-<text:span text:style-name="T57">Used as a storage location to keep track of data during computation </text:span></text:p>
      <text:p text:style-name="P7"><text:tab/><text:tab/><text:tab/><text:tab/><text:tab/>-<text:span text:style-name="T58">For example, a = (b + c) &gt; (d + e)</text:span></text:p>
      <text:p text:style-name="P7"><text:tab/><text:tab/><text:tab/><text:tab/>-”<text:span text:style-name="T59">Set, use, don’t care”</text:span></text:p>
      <text:p text:style-name="P7"><text:tab/><text:tab/><text:tab/>-<text:span text:style-name="T56">System registers (saved/scoped registers)</text:span></text:p>
      <text:p text:style-name="P7"><text:tab/><text:tab/><text:tab/><text:tab/>-<text:span text:style-name="T56">$16 .. $24</text:span></text:p>
      <text:p text:style-name="P7"><text:tab/><text:tab/><text:tab/><text:tab/><text:tab/>-<text:span text:style-name="T64">Aliased $s0 .. s7</text:span></text:p>
      <text:p text:style-name="P7"><text:tab/><text:tab/><text:tab/><text:tab/>-<text:span text:style-name="T60">Used like local variables, long term storage in a function </text:span></text:p>
      <text:p text:style-name="P7"><text:tab/><text:tab/><text:tab/><text:tab/>-<text:span text:style-name="T61">Promise that all system registers will remain the same when a function</text:span></text:p>
      <text:p text:style-name="P7"><text:tab/><text:tab/><text:tab/><text:tab/><text:span text:style-name="T62">exits as they did when the function was called </text:span></text:p>
      <text:p text:style-name="P7">-<text:span text:style-name="T65">Standard assembly line</text:span></text:p>
      <text:p text:style-name="P7"><text:tab/>-<text:span text:style-name="T66">Square brackets are option</text:span></text:p>
      <text:p text:style-name="P7"><text:tab/>-<text:span text:style-name="T65">[label:] [opcode [operand][, operand] …,] [# comment]</text:span></text:p>
      <text:p text:style-name="P7"><text:tab/><text:tab/>-<text:span text:style-name="T65">Label – symbolic representation corresponding to memory address where this will go</text:span></text:p>
      <text:p text:style-name="P7"><text:tab/><text:tab/>-<text:span text:style-name="T67">Opcode – short English letter corresponding to operation</text:span></text:p>
      <text:p text:style-name="P7"><text:tab/><text:tab/><text:tab/>-<text:span text:style-name="T68">Cannot have operand without an opcode </text:span></text:p>
      <text:p text:style-name="P7"><text:tab/><text:tab/><text:tab/>-<text:span text:style-name="T71">Up to 3 operands</text:span></text:p>
      <text:p text:style-name="P7"><text:tab/><text:tab/>-<text:span text:style-name="T69"># is comment symbol </text:span></text:p>
      <text:p text:style-name="P7"><text:tab/><text:tab/><text:tab/>-<text:span text:style-name="T70">No multi-line code symbols </text:span></text:p>
      <text:p text:style-name="P7"><text:tab/><text:tab/>-<text:span text:style-name="T72">Ex) foo: add $t0, $t1, $t2 #hi mom</text:span></text:p>
      <text:p text:style-name="P7"><text:soft-page-break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35:04.842192762</meta:creation-date>
    <dc:date>2018-01-24T13:26:09.360976932</dc:date>
    <meta:editing-duration>PT2H36M43S</meta:editing-duration>
    <meta:editing-cycles>121</meta:editing-cycles>
    <meta:generator>LibreOffice/5.4.4.2$Linux_X86_64 LibreOffice_project/40m0$Build-2</meta:generator>
    <meta:document-statistic meta:table-count="0" meta:image-count="0" meta:object-count="0" meta:page-count="3" meta:paragraph-count="93" meta:word-count="671" meta:character-count="3968" meta:non-whitespace-character-count="3096"/>
  </office:meta>
</office:document-meta>
</file>